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3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9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T21" style:family="text">
      <style:text-properties officeooo:rsid="006a2471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7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40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40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40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40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40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40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40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02">Sotto-contratto</text:p>
            </table:table-cell>
            <table:table-cell table:style-name="Tabella2.A3" office:value-type="string">
              <text:p text:style-name="P102">Periodo</text:p>
            </table:table-cell>
            <table:table-cell table:style-name="Tabella2.A3" office:value-type="string">
              <text:p text:style-name="P102">Totale</text:p>
            </table:table-cell>
            <table:table-cell table:style-name="Tabella2.A3" office:value-type="string">
              <text:p text:style-name="P102">Partner</text:p>
            </table:table-cell>
            <table:table-cell table:style-name="Tabella2.A3" office:value-type="string">
              <text:p text:style-name="P102">Dipartimento</text:p>
            </table:table-cell>
            <table:table-cell table:style-name="Tabella2.A2" office:value-type="string">
              <text:p text:style-name="P102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3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9"/>
          </table:table-cell>
          <table:table-cell table:style-name="Tabella2.C7" office:value-type="string">
            <text:p text:style-name="P109"/>
          </table:table-cell>
          <table:table-cell table:style-name="Tabella2.D7" office:value-type="string">
            <text:p text:style-name="P109"/>
          </table:table-cell>
          <table:table-cell table:style-name="Tabella2.E7" office:value-type="string">
            <text:p text:style-name="P109"/>
          </table:table-cell>
          <table:table-cell table:style-name="Tabella2.F7" office:value-type="string">
            <text:p text:style-name="P109"/>
          </table:table-cell>
        </table:table-row>
        <table:table-row>
          <table:table-cell table:style-name="Tabella2.A7" office:value-type="string">
            <text:p text:style-name="P49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51"><text:placeholder text:placeholder-type="text">&lt;formatLang(contract.date_start, date=True) if contract.date_start else ""&gt;</text:placeholder></text:p>
            <text:p text:style-name="P51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2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9"><text:placeholder text:placeholder-type="text">&lt;contract.partner_id.name&gt;</text:placeholder></text:p>
          </table:table-cell>
          <table:table-cell table:style-name="Tabella2.E7" office:value-type="string">
            <text:p text:style-name="P49"><text:placeholder text:placeholder-type="text">&lt;subcontract.department_id.name&gt;</text:placeholder></text:p>
          </table:table-cell>
          <table:table-cell table:style-name="Tabella2.F7" office:value-type="string">
            <text:p text:style-name="P49">Op: <text:placeholder text:placeholder-type="text">&lt;subcontract.default_operation&gt;</text:placeholder></text:p>
            <text:p text:style-name="P49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9"/>
          </table:table-cell>
          <table:table-cell table:style-name="Tabella2.C8" office:value-type="string">
            <text:p text:style-name="P109"/>
          </table:table-cell>
          <table:table-cell table:style-name="Tabella2.D8" office:value-type="string">
            <text:p text:style-name="P109"/>
          </table:table-cell>
          <table:table-cell table:style-name="Tabella2.E8" office:value-type="string">
            <text:p text:style-name="P109"/>
          </table:table-cell>
          <table:table-cell table:style-name="Tabella2.F8" office:value-type="string">
            <text:p text:style-name="P109"/>
          </table:table-cell>
        </table:table-row>
        <table:table-row table:style-name="Tabella2.9">
          <table:table-cell table:style-name="Tabella2.A9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7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7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4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3">Fatturazioni contratto principale</text:p>
            </table:table-cell>
            <table:table-cell table:style-name="Tabella7.A4" office:value-type="string">
              <text:p text:style-name="P114">Data</text:p>
            </table:table-cell>
            <table:table-cell table:style-name="Tabella7.A4" office:value-type="string">
              <text:p text:style-name="P114">Quantità</text:p>
            </table:table-cell>
            <table:table-cell table:style-name="Tabella7.A3" office:value-type="string">
              <text:p text:style-name="P114">Totale</text:p>
            </table:table-cell>
          </table:table-row>
          <table:table-row>
            <table:table-cell table:style-name="Tabella7.A3" table:number-columns-spanned="4" office:value-type="string">
              <text:p text:style-name="P93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82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8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5"><text:placeholder text:placeholder-type="text">&lt;invoice.name&gt;</text:placeholder></text:p>
          </table:table-cell>
          <table:table-cell table:style-name="Tabella7.B16" office:value-type="string">
            <text:p text:style-name="P66"><text:placeholder text:placeholder-type="text">&lt;formatLang(invoice.date, date=True)&gt;</text:placeholder></text:p>
          </table:table-cell>
          <table:table-cell table:style-name="Tabella7.C16" office:value-type="string">
            <text:p text:style-name="P57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7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7.D10" office:value-type="string">
            <text:p text:style-name="P61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8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5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3">Fatturazioni sotto-contratti</text:p>
          </table:table-cell>
          <table:table-cell table:style-name="Tabella7.A14" office:value-type="string">
            <text:p text:style-name="P114">Data</text:p>
          </table:table-cell>
          <table:table-cell table:style-name="Tabella7.A14" office:value-type="string">
            <text:p text:style-name="P114">Quantità</text:p>
          </table:table-cell>
          <table:table-cell table:style-name="Tabella7.D14" office:value-type="string">
            <text:p text:style-name="P114">Totale</text:p>
          </table:table-cell>
        </table:table-row>
        <table:table-row>
          <table:table-cell table:style-name="Tabella7.A15" table:number-columns-spanned="4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4"><text:placeholder text:placeholder-type="text">&lt;subinvoice.name&gt;</text:placeholder></text:p>
          </table:table-cell>
          <table:table-cell table:style-name="Tabella7.B16" office:value-type="string">
            <text:p text:style-name="P66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8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8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7.D10" office:value-type="string">
            <text:p text:style-name="P70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8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8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<text:span text:style-name="T21">TRASPORTI o uso APPARECCHIATU</text:span>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3">Costi contratto principale</text:p>
            </table:table-cell>
            <table:table-cell table:style-name="Tabella5.A4" office:value-type="string">
              <text:p text:style-name="P114">Prodotto</text:p>
            </table:table-cell>
            <table:table-cell table:style-name="Tabella5.A4" office:value-type="string">
              <text:p text:style-name="P114">Data</text:p>
            </table:table-cell>
            <table:table-cell table:style-name="Tabella5.A4" office:value-type="string">
              <text:p text:style-name="P114">Quantità</text:p>
            </table:table-cell>
            <table:table-cell table:style-name="Tabella5.A3" office:value-type="string">
              <text:p text:style-name="P114">Costo</text:p>
            </table:table-cell>
          </table:table-row>
          <table:table-row>
            <table:table-cell table:style-name="Tabella5.A3" table:number-columns-spanned="5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3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8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office:value-type="string">
            <text:p text:style-name="P55"><text:placeholder text:placeholder-type="text">&lt;cost.name&gt;</text:placeholder></text:p>
          </table:table-cell>
          <table:table-cell table:style-name="Tabella5.B16" office:value-type="string">
            <text:p text:style-name="P64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cost.date)&gt;</text:placeholder></text:p>
          </table:table-cell>
          <table:table-cell table:style-name="Tabella5.D15" office:value-type="string">
            <text:p text:style-name="P57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7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2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1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12"/>
          </table:table-cell>
          <table:table-cell table:style-name="Tabella5.C16" office:value-type="string">
            <text:p text:style-name="P110"/>
          </table:table-cell>
          <table:table-cell table:style-name="Tabella5.D16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3">Costi sotto-contratti</text:p>
          </table:table-cell>
          <table:table-cell table:style-name="Tabella5.A13" office:value-type="string">
            <text:p text:style-name="P114">Prodotto</text:p>
          </table:table-cell>
          <table:table-cell table:style-name="Tabella5.A13" office:value-type="string">
            <text:p text:style-name="P114">Data</text:p>
          </table:table-cell>
          <table:table-cell table:style-name="Tabella5.A13" office:value-type="string">
            <text:p text:style-name="P114">Quantità</text:p>
          </table:table-cell>
          <table:table-cell table:style-name="Tabella5.E13" office:value-type="string">
            <text:p text:style-name="P114">Costo</text:p>
          </table:table-cell>
        </table:table-row>
        <table:table-row>
          <table:table-cell table:style-name="Tabella5.A16" office:value-type="string">
            <text:p text:style-name="P95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6" office:value-type="string">
            <text:p text:style-name="P64"><text:placeholder text:placeholder-type="text">&lt;subcost.name&gt;</text:placeholder></text:p>
          </table:table-cell>
          <table:table-cell table:style-name="Tabella5.B16" office:value-type="string">
            <text:p text:style-name="P64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subcost.date)&gt;</text:placeholder></text:p>
          </table:table-cell>
          <table:table-cell table:style-name="Tabella5.D15" office:value-type="string">
            <text:p text:style-name="P68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8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3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70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12"/>
          </table:table-cell>
          <table:table-cell table:style-name="Tabella5.C18" office:value-type="string">
            <text:p text:style-name="P110"/>
          </table:table-cell>
          <table:table-cell table:style-name="Tabella5.D18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9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5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7">Descrizione scrittura partita doppia</text:p>
            </table:table-cell>
            <table:table-cell table:style-name="Tabella3.A4" office:value-type="string">
              <text:p text:style-name="P115">Data</text:p>
            </table:table-cell>
            <table:table-cell table:style-name="Tabella3.C4" office:value-type="string">
              <text:p text:style-name="P116">Costo</text:p>
            </table:table-cell>
          </table:table-row>
          <table:table-row>
            <table:table-cell table:style-name="Tabella3.A3" table:number-columns-spanned="3" office:value-type="string">
              <text:p text:style-name="P94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5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100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3"/>
          </table:table-cell>
          <table:table-cell table:style-name="Tabella3.C7" office:value-type="string">
            <text:p text:style-name="P43"/>
          </table:table-cell>
        </table:table-row>
        <table:table-row>
          <table:table-cell table:style-name="Tabella3.A8" office:value-type="string">
            <text:p text:style-name="P56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60"><text:placeholder text:placeholder-type="text">&lt;formatLang(supplier.date, date=True)&gt;</text:placeholder></text:p>
          </table:table-cell>
          <table:table-cell table:style-name="Tabella3.C8" office:value-type="string">
            <text:p text:style-name="P58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2"><text:text-input text:description="&lt;/for&gt;">end supplier</text:text-input></text:p>
          </table:table-cell>
          <table:table-cell table:style-name="Tabella3.B9" office:value-type="string">
            <text:p text:style-name="P43"/>
          </table:table-cell>
          <table:table-cell table:style-name="Tabella3.C9" office:value-type="string">
            <text:p text:style-name="P43"/>
          </table:table-cell>
        </table:table-row>
        <table:table-row>
          <table:table-cell table:style-name="Tabella3.A10" table:number-columns-spanned="2" office:value-type="string">
            <text:p text:style-name="P19">TOTALI</text:p>
          </table:table-cell>
          <table:covered-table-cell/>
          <table:table-cell table:style-name="Tabella3.C10" office:value-type="string">
            <text:p text:style-name="P62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9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11"/>
          </table:table-cell>
          <table:table-cell table:style-name="Tabella3.C11" office:value-type="string">
            <text:p text:style-name="P111"/>
          </table:table-cell>
        </table:table-row>
        <table:table-row>
          <table:table-cell table:style-name="Tabella3.A12" table:number-columns-spanned="3" office:value-type="string">
            <text:p text:style-name="P29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7">Descrizione scrittura partita doppia</text:p>
          </table:table-cell>
          <table:table-cell table:style-name="Tabella3.A13" office:value-type="string">
            <text:p text:style-name="P115">Data</text:p>
          </table:table-cell>
          <table:table-cell table:style-name="Tabella3.C13" office:value-type="string">
            <text:p text:style-name="P117">Costo</text:p>
          </table:table-cell>
        </table:table-row>
        <table:table-row>
          <table:table-cell table:style-name="Tabella3.A14" office:value-type="string">
            <text:p text:style-name="P9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6"/>
          </table:table-cell>
          <table:table-cell table:style-name="Tabella3.C14" office:value-type="string">
            <text:p text:style-name="P46"/>
          </table:table-cell>
        </table:table-row>
        <table:table-row>
          <table:table-cell table:style-name="Tabella3.A15" office:value-type="string">
            <text:p text:style-name="P65"><text:placeholder text:placeholder-type="text">&lt;subsupplier.name&gt;</text:placeholder> <text:span text:style-name="T10"><text:placeholder text:placeholder-type="text">&lt;supplier.expense_id.partner or ''&gt;</text:placeholder></text:span></text:p>
          </table:table-cell>
          <table:table-cell table:style-name="Tabella3.B15" office:value-type="string">
            <text:p text:style-name="P67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9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6"/>
          </table:table-cell>
          <table:table-cell table:style-name="Tabella3.C16" office:value-type="string">
            <text:p text:style-name="P46"/>
          </table:table-cell>
        </table:table-row>
        <table:table-row>
          <table:table-cell table:style-name="Tabella3.A17" table:number-columns-spanned="2" office:value-type="string">
            <text:p text:style-name="P24">TOTALI</text:p>
          </table:table-cell>
          <table:covered-table-cell/>
          <table:table-cell table:style-name="Tabella3.C10" office:value-type="string">
            <text:p text:style-name="P63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11"/>
          </table:table-cell>
          <table:table-cell table:style-name="Tabella3.C18" office:value-type="string">
            <text:p text:style-name="P111"/>
          </table:table-cell>
        </table:table-row>
        <table:table-row>
          <table:table-cell table:style-name="Tabella3.A19" table:number-columns-spanned="3" office:value-type="string">
            <text:p text:style-name="P92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7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9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4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8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4">Descrizione costo</text:p>
            </table:table-cell>
            <table:table-cell table:style-name="Tabella10.A4" office:value-type="string">
              <text:p text:style-name="P114">Fattura</text:p>
            </table:table-cell>
            <table:table-cell table:style-name="Tabella10.A4" office:value-type="string">
              <text:p text:style-name="P114">Data</text:p>
            </table:table-cell>
            <table:table-cell table:style-name="Tabella10.A3" office:value-type="string">
              <text:p text:style-name="P114">Importo</text:p>
            </table:table-cell>
          </table:table-row>
          <table:table-row>
            <table:table-cell table:style-name="Tabella10.A3" table:number-columns-spanned="4" office:value-type="string">
              <text:p text:style-name="P9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4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8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9"><text:placeholder text:placeholder-type="text">&lt;invoice.name&gt;</text:placeholder></text:p>
          </table:table-cell>
          <table:table-cell table:style-name="Tabella10.B8" office:value-type="string">
            <text:p text:style-name="P66"><text:placeholder text:placeholder-type="text">&lt;format_data_italian(invoice.date)&gt;</text:placeholder></text:p>
          </table:table-cell>
          <table:table-cell table:style-name="Tabella10.D16" office:value-type="string">
            <text:p text:style-name="P57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7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10.D17" office:value-type="string">
            <text:p text:style-name="P6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8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12"/>
          </table:table-cell>
          <table:table-cell table:style-name="Tabella10.C16" office:value-type="string">
            <text:p text:style-name="P110"/>
          </table:table-cell>
          <table:table-cell table:style-name="Tabella10.D16" office:value-type="string">
            <text:p text:style-name="P110"/>
          </table:table-cell>
        </table:table-row>
        <table:table-row>
          <table:table-cell table:style-name="Tabella10.A12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4">Descrizione costo</text:p>
          </table:table-cell>
          <table:table-cell table:style-name="Tabella10.B13" office:value-type="string">
            <text:p text:style-name="P114">Fattura</text:p>
          </table:table-cell>
          <table:table-cell table:style-name="Tabella10.C13" office:value-type="string">
            <text:p text:style-name="P114">Data</text:p>
          </table:table-cell>
          <table:table-cell table:style-name="Tabella10.D13" office:value-type="string">
            <text:p text:style-name="P114">Importo</text:p>
          </table:table-cell>
        </table:table-row>
        <table:table-row>
          <table:table-cell table:style-name="Tabella10.A16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6" office:value-type="string">
            <text:p text:style-name="P64">Costo commerciale su fatturato ( <text:placeholder text:placeholder-type="text">&lt;contract.commercial_rate&gt;</text:placeholder> % )</text:p>
            <text:p text:style-name="P64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4"><text:placeholder text:placeholder-type="text">&lt;subinvoice.name&gt;</text:placeholder></text:p>
          </table:table-cell>
          <table:table-cell table:style-name="Tabella10.B8" office:value-type="string">
            <text:p text:style-name="P66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8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7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10.D17" office:value-type="string">
            <text:p text:style-name="P7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12"/>
          </table:table-cell>
          <table:table-cell table:style-name="Tabella10.C18" office:value-type="string">
            <text:p text:style-name="P110"/>
          </table:table-cell>
          <table:table-cell table:style-name="Tabella10.D18" office:value-type="string">
            <text:p text:style-name="P110"/>
          </table:table-cell>
        </table:table-row>
        <table:table-row>
          <table:table-cell table:style-name="Tabella10.A19" table:number-columns-spanned="4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6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81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4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4">Interventi contratto principale</text:p>
            </table:table-cell>
            <table:table-cell table:style-name="Tabella4.A4" office:value-type="string">
              <text:p text:style-name="P114">Addetto</text:p>
            </table:table-cell>
            <table:table-cell table:style-name="Tabella4.A4" office:value-type="string">
              <text:p text:style-name="P114">Data</text:p>
            </table:table-cell>
            <table:table-cell table:style-name="Tabella4.A4" office:value-type="string">
              <text:p text:style-name="P114">Orario </text:p>
            </table:table-cell>
            <table:table-cell table:style-name="Tabella4.A4" office:value-type="string">
              <text:p text:style-name="P114">Costo</text:p>
            </table:table-cell>
            <table:table-cell table:style-name="Tabella4.A4" office:value-type="string">
              <text:p text:style-name="P114">Ricavo</text:p>
            </table:table-cell>
            <table:table-cell table:style-name="Tabella4.G4" office:value-type="string">
              <text:p text:style-name="P114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7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98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55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64"><text:placeholder text:placeholder-type="text">&lt;intervent.user_id.name&gt;</text:placeholder></text:p>
          </table:table-cell>
          <table:table-cell table:style-name="Tabella4.C19" office:value-type="string">
            <text:p text:style-name="P59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7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7"><text:placeholder text:placeholder-type="text">&lt;formatLang(intervent.amount)&gt;</text:placeholder></text:p>
          </table:table-cell>
          <table:table-cell table:style-name="Tabella4.F16" office:value-type="string">
            <text:p text:style-name="P57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55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text-input text:description="&lt;/for&gt;">end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8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0" office:value-type="string">
            <text:p text:style-name="P61"><text:placeholder text:placeholder-type="text">&lt;formatLang(get_totals('hour'))&gt;</text:placeholder></text:p>
          </table:table-cell>
          <table:table-cell table:style-name="Tabella4.D10" office:value-type="string">
            <text:p text:style-name="P61"><text:placeholder text:placeholder-type="text">&lt;formatLang(get_totals('hour_cost'))&gt;</text:placeholder></text:p>
          </table:table-cell>
          <table:table-cell table:style-name="Tabella4.D10" office:value-type="string">
            <text:p text:style-name="P61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1" office:value-type="string">
            <text:p text:style-name="P110"/>
          </table:table-cell>
        </table:table-row>
        <table:table-row>
          <table:table-cell table:style-name="Tabella4.A12" table:number-columns-spanned="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114">Interventi sotto-contratti</text:p>
          </table:table-cell>
          <table:table-cell table:style-name="Tabella4.A14" office:value-type="string">
            <text:p text:style-name="P114">Addetto</text:p>
          </table:table-cell>
          <table:table-cell table:style-name="Tabella4.A14" office:value-type="string">
            <text:p text:style-name="P114">Data</text:p>
          </table:table-cell>
          <table:table-cell table:style-name="Tabella4.A14" office:value-type="string">
            <text:p text:style-name="P114">Orario</text:p>
          </table:table-cell>
          <table:table-cell table:style-name="Tabella4.A14" office:value-type="string">
            <text:p text:style-name="P114">Costo</text:p>
          </table:table-cell>
          <table:table-cell table:style-name="Tabella4.A14" office:value-type="string">
            <text:p text:style-name="P114">Ricavo</text:p>
          </table:table-cell>
          <table:table-cell table:style-name="Tabella4.G14" office:value-type="string">
            <text:p text:style-name="P114">Città - Cantiere</text:p>
          </table:table-cell>
        </table:table-row>
        <table:table-row>
          <table:table-cell table:style-name="Tabella4.A19" office:value-type="string">
            <text:p text:style-name="P95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64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64"><text:placeholder text:placeholder-type="text">&lt;subintervent.user_id.name&gt;</text:placeholder></text:p>
          </table:table-cell>
          <table:table-cell table:style-name="Tabella4.C19" office:value-type="string">
            <text:p text:style-name="P66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8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8"><text:placeholder text:placeholder-type="text">&lt;formatLang(subintervent.amount)&gt;</text:placeholder></text:p>
          </table:table-cell>
          <table:table-cell table:style-name="Tabella4.F16" office:value-type="string">
            <text:p text:style-name="P68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64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8" table:number-columns-spanned="3" office:value-type="string">
            <text:p text:style-name="P23">TOTALI</text:p>
          </table:table-cell>
          <table:covered-table-cell/>
          <table:covered-table-cell/>
          <table:table-cell table:style-name="Tabella4.D10" office:value-type="string">
            <text:p text:style-name="P70"><text:placeholder text:placeholder-type="text">&lt;formatLang(get_totals('hour'))&gt;</text:placeholder></text:p>
          </table:table-cell>
          <table:table-cell table:style-name="Tabella4.D10" office:value-type="string">
            <text:p text:style-name="P70"><text:placeholder text:placeholder-type="text">&lt;formatLang(get_totals('hour_cost'))&gt;</text:placeholder></text:p>
          </table:table-cell>
          <table:table-cell table:style-name="Tabella4.D10" office:value-type="string">
            <text:p text:style-name="P70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13"><text:text-input text:description="&lt;/for&gt;">end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9" office:value-type="string">
            <text:p text:style-name="P110"/>
          </table:table-cell>
        </table:table-row>
        <table:table-row>
          <table:table-cell table:style-name="Tabella4.A20" table:number-columns-spanned="7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1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6">SEZIONE: BILANCI</text:p>
          </table:table-cell>
        </table:table-row>
        <table:table-row>
          <table:table-cell table:style-name="Tabella11.A3" office:value-type="string">
            <text:p text:style-name="P105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2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33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4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4">Tot. ore</text:p>
            </table:table-cell>
            <table:table-cell table:style-name="Tabella9.A3" table:number-columns-spanned="2" office:value-type="string">
              <text:p text:style-name="P114">Costi *</text:p>
            </table:table-cell>
            <table:covered-table-cell/>
            <table:table-cell table:style-name="Tabella9.A3" office:value-type="string">
              <text:p text:style-name="P114">Ricavi *</text:p>
            </table:table-cell>
            <table:table-cell table:style-name="Tabella9.F3" office:value-type="string">
              <text:p text:style-name="P114">Saldo *</text:p>
            </table:table-cell>
          </table:table-row>
          <table:table-row>
            <table:table-cell table:style-name="Tabella9.F3" table:number-columns-spanned="6" office:value-type="string">
              <text:p text:style-name="P10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7"><text:placeholder text:placeholder-type="text">&lt;contract.name&gt;</text:placeholder></text:p>
            <text:p text:style-name="P48"><text:soft-page-break/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4"><text:placeholder text:placeholder-type="text">&lt;formatLang(get_totals_account('hour',contract.id))&gt;</text:placeholder><text:soft-page-break/></text:p>
          </table:table-cell>
          <table:table-cell table:style-name="Tabella9.C6" office:value-type="string">
            <text:p text:style-name="P16">INT.:<text:line-break/>MAT.:</text:p>
            <text:p text:style-name="P16"><text:soft-page-break/><text:span text:style-name="T16">FAT F.</text:span>.:<text:line-break/>COM.:<text:line-break/>GEN.: </text:p>
          </table:table-cell>
          <table:table-cell table:style-name="Tabella9.C6" office:value-type="string">
            <text:p text:style-name="P20"><text:s/><text:placeholder text:placeholder-type="text">&lt;formatLang(get_counter('intervents'))&gt;</text:placeholder><text:soft-page-break/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42"><text:placeholder text:placeholder-type="text">&lt;formatLang(get_counter("invoice"))&gt;</text:placeholder></text:p>
          </table:table-cell>
          <table:table-cell table:style-name="Tabella9.F6" office:value-type="string">
            <text:p text:style-name="P4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10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5"><text:placeholder text:placeholder-type="text">&lt;if test="contract.child_ids"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9" office:value-type="string">
            <text:p text:style-name="P118">Sotto-contratto</text:p>
          </table:table-cell>
          <table:table-cell table:style-name="Tabella9.A9" office:value-type="string">
            <text:p text:style-name="P118">Tot. ore</text:p>
          </table:table-cell>
          <table:table-cell table:style-name="Tabella9.A9" table:number-columns-spanned="2" office:value-type="string">
            <text:p text:style-name="P118">Costi</text:p>
          </table:table-cell>
          <table:covered-table-cell/>
          <table:table-cell table:style-name="Tabella9.A9" office:value-type="string">
            <text:p text:style-name="P118">Ricavi</text:p>
          </table:table-cell>
          <table:table-cell table:style-name="Tabella9.F9" office:value-type="string">
            <text:p text:style-name="P118">Saldo</text:p>
          </table:table-cell>
        </table:table-row>
        <table:table-row>
          <table:table-cell table:style-name="Tabella9.A13" office:value-type="string">
            <text:p text:style-name="P95"><text:placeholder text:placeholder-type="text">&lt;/if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50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4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7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21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21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text:soft-page-break/></text:p>
          </table:table-cell>
          <table:table-cell table:style-name="Tabella9.E13" office:value-type="string">
            <text:p text:style-name="P42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42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4" table:number-columns-spanned="5" office:value-type="string">
            <text:p text:style-name="P74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74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6"><text:placeholder text:placeholder-type="text">&lt;if test="True"&gt;</text:placeholder></text:p>
      <text:p text:style-name="P76"/>
      <text:p text:style-name="P108"/>
      <text:p text:style-name="P89"><text:placeholder text:placeholder-type="text">&lt;/if&gt;</text:placeholder></text:p>
      <text:p text:style-name="P40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8H26M2S</meta:editing-duration>
    <meta:editing-cycles>501</meta:editing-cycles>
    <meta:generator>LibreOffice/4.3.3.2$Linux_X86_64 LibreOffice_project/430m0$Build-2</meta:generator>
    <meta:initial-creator>Nicola Riolini</meta:initial-creator>
    <dc:date>2015-10-27T12:25:02.876872014</dc:date>
    <dc:creator>thebrush </dc:creator>
    <meta:document-statistic meta:table-count="14" meta:image-count="0" meta:object-count="0" meta:page-count="10" meta:paragraph-count="266" meta:word-count="910" meta:character-count="10369" meta:non-whitespace-character-count="9792"/>
    <meta:user-defined meta:name="Info 1"/>
    <meta:user-defined meta:name="Info 2"/>
    <meta:user-defined meta:name="Info 3"/>
    <meta:user-defined meta:name="Info 4"/>
  </office:meta>
</office:document-meta>
</file>